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AD7C583749CEE2F99D.png" manifest:media-type="image/png"/>
  <manifest:file-entry manifest:full-path="Pictures/100002010000093E0000044856384527435B96E0.png" manifest:media-type="image/png"/>
  <manifest:file-entry manifest:full-path="Pictures/10000201000006E20000051CA501741F5AF56BCC.png" manifest:media-type="image/png"/>
  <manifest:file-entry manifest:full-path="Pictures/10000201000006A4000003180AF5AF8F17175F1F.png" manifest:media-type="image/png"/>
  <manifest:file-entry manifest:full-path="Pictures/1000041A00000AD90000029C891AD958947B9B2F.svg" manifest:media-type="image/svg+xml"/>
  <manifest:file-entry manifest:full-path="Pictures/10000201000006E20000051C00A3495CF8A20D8B.png" manifest:media-type="image/png"/>
  <manifest:file-entry manifest:full-path="Pictures/100002010000006900000019FC29F07F642348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100pt" fo:font-weight="bold" style:font-size-asian="100pt" style:font-weight-asian="bold" style:font-size-complex="10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100pt" fo:font-weight="bold" style:font-size-asian="100pt" style:font-weight-asian="bold" style:font-size-complex="10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eek 7<text:tab/></text:p>
          </draw:text-box>
        </draw:frame>
        <draw:frame presentation:style-name="pr2" draw:text-style-name="P1" draw:layer="layout" svg:width="25.5cm" svg:height="13cm" svg:x="9.044cm" svg:y="8.382cm" presentation:class="subtitle" presentation:user-transformed="true">
          <draw:text-box>
            <text:p><text:span text:style-name="T1">VA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712cm" svg:height="13.89cm" svg:x="4.402cm" svg:y="4.826cm">
          <draw:image xlink:href="Pictures/10000201000006E20000051CA501741F5AF56BCC.png" xlink:type="simple" xlink:show="embed" xlink:actuate="onLoad">
            <text:p/>
          </draw:image>
        </draw:frame>
        <draw:frame draw:style-name="gr3" draw:text-style-name="P4" draw:layer="layout" svg:width="18.034cm" svg:height="1.673cm" svg:x="2.54cm" svg:y="19.05cm">
          <draw:text-box>
            <text:p>https://blog.paperspace.com/autoencoder-image-compression-keras/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4.478cm" svg:height="10.748cm" svg:x="5.334cm" svg:y="4.318cm">
          <draw:image xlink:href="Pictures/10000201000006E20000051C00A3495CF8A20D8B.png" xlink:type="simple" xlink:show="embed" xlink:actuate="onLoad">
            <text:p/>
          </draw:image>
        </draw:frame>
        <draw:frame draw:style-name="gr3" draw:text-style-name="P4" draw:layer="layout" svg:width="18.034cm" svg:height="1.673cm" svg:x="2.54cm" svg:y="19.05cm">
          <draw:text-box>
            <text:p>https://blog.paperspace.com/autoencoder-image-compression-keras/</text:p>
          </draw:text-box>
        </draw:frame>
        <draw:frame draw:style-name="gr4" draw:text-style-name="P5" draw:layer="layout" svg:width="19.304cm" svg:height="0.962cm" svg:x="8.128cm" svg:y="16.51cm">
          <draw:text-box>
            <text:p><text:span text:style-name="T2">Convolutional or linear layers</text:span></text:p>
          </draw:text-box>
        </draw:frame>
        <draw:frame draw:style-name="gr2" draw:text-style-name="P3" draw:layer="layout" svg:width="4.332cm" svg:height="1.042cm" draw:transform="rotate (1.31021866947214) translate (14.133cm 15.988cm)">
          <draw:image xlink:href="Pictures/1000041A00000AD90000029C891AD958947B9B2F.svg" xlink:type="simple" xlink:show="embed" xlink:actuate="onLoad">
            <text:p/>
          </draw:image>
          <draw:image xlink:href="Pictures/100002010000006900000019FC29F07F642348C2.png" xlink:type="simple" xlink:show="embed" xlink:actuate="onLoad"/>
        </draw:frame>
        <draw:frame draw:style-name="gr2" draw:text-style-name="P3" draw:layer="layout" svg:width="4.332cm" svg:height="1.042cm" draw:transform="rotate (1.84376582180681) translate (10.681cm 16.256cm)">
          <draw:image xlink:href="Pictures/1000041A00000AD90000029C891AD958947B9B2F.svg" xlink:type="simple" xlink:show="embed" xlink:actuate="onLoad">
            <text:p/>
          </draw:image>
          <draw:image xlink:href="Pictures/100002010000006900000019FC29F07F642348C2.png" xlink:type="simple" xlink:show="embed" xlink:actuate="onLoad"/>
        </draw:frame>
        <draw:frame draw:style-name="gr2" draw:text-style-name="P3" draw:layer="layout" svg:width="4.332cm" svg:height="1.042cm" draw:transform="rotate (1.57812670965327) translate (12.478cm 16.278cm)">
          <draw:image xlink:href="Pictures/1000041A00000AD90000029C891AD958947B9B2F.svg" xlink:type="simple" xlink:show="embed" xlink:actuate="onLoad">
            <text:p/>
          </draw:image>
          <draw:image xlink:href="Pictures/100002010000006900000019FC29F07F642348C2.png" xlink:type="simple" xlink:show="embed" xlink:actuate="onLoad"/>
        </draw:frame>
        <draw:frame draw:style-name="gr2" draw:text-style-name="P3" draw:layer="layout" svg:width="4.332cm" svg:height="1.042cm" draw:transform="rotate (0.978257045742822) translate (15.748cm 16.182cm)">
          <draw:image xlink:href="Pictures/1000041A00000AD90000029C891AD958947B9B2F.svg" xlink:type="simple" xlink:show="embed" xlink:actuate="onLoad">
            <text:p/>
          </draw:image>
          <draw:image xlink:href="Pictures/100002010000006900000019FC29F07F642348C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7.999cm" svg:height="13.043cm" svg:x="-1.075cm" svg:y="4.064cm">
          <draw:image xlink:href="Pictures/10000201000006A4000003180AF5AF8F17175F1F.png" xlink:type="simple" xlink:show="embed" xlink:actuate="onLoad">
            <text:p/>
          </draw:image>
        </draw:frame>
        <draw:frame draw:style-name="gr3" draw:text-style-name="P4" draw:layer="layout" svg:width="17.526cm" svg:height="1.673cm" svg:x="2.794cm" svg:y="19.05cm">
          <draw:text-box>
            <text:p>https://lilianweng.github.io/lil-log/2018/08/12/from-autoencoder-to-beta-vae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ny names:</text:p>
                <text:list>
                  <text:list-item>
                    <text:p>Code</text:p>
                  </text:list-item>
                  <text:list-item>
                    <text:p>Embedding</text:p>
                  </text:list-item>
                  <text:list-item>
                    <text:p>Feature-vector</text:p>
                  </text:list-item>
                  <text:list-item>
                    <text:p>Latent-vector</text:p>
                  </text:list-item>
                  <text:list-item>
                    <text:p>Z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rmal 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7.999cm" svg:height="13.043cm" svg:x="-1.075cm" svg:y="4.064cm">
          <draw:image xlink:href="Pictures/10000201000006A4000003180AF5AF8F17175F1F.png" xlink:type="simple" xlink:show="embed" xlink:actuate="onLoad">
            <text:p/>
          </draw:image>
        </draw:frame>
        <draw:frame draw:style-name="gr3" draw:text-style-name="P6" draw:layer="layout" svg:width="17.526cm" svg:height="1.673cm" svg:x="2.794cm" svg:y="19.05cm">
          <draw:text-box>
            <text:p><text:span text:style-name="T3">https://lilianweng.github.io/lil-log/2018/08/12/from-autoencoder-to-beta-va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3" draw:layer="layout" svg:width="27.999cm" svg:height="12.969cm" svg:x="0cm" svg:y="5.334cm">
          <draw:image xlink:href="Pictures/100002010000093E0000044856384527435B96E0.png" xlink:type="simple" xlink:show="embed" xlink:actuate="onLoad">
            <text:p/>
          </draw:image>
        </draw:frame>
        <draw:frame draw:style-name="gr3" draw:text-style-name="P4" draw:layer="layout" svg:width="17.526cm" svg:height="1.673cm" svg:x="2.54cm" svg:y="19.05cm">
          <draw:text-box>
            <text:p>https://lilianweng.github.io/lil-log/2018/08/12/from-autoencoder-to-beta-vae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4" draw:layer="layout" svg:width="17.78cm" svg:height="0.962cm" svg:x="2.794cm" svg:y="19.05cm">
          <draw:text-box>
            <text:p>https://github.com/WojciechMormul/vae</text:p>
          </draw:text-box>
        </draw:frame>
        <draw:frame draw:style-name="gr2" draw:text-style-name="P3" draw:layer="layout" svg:width="27.999cm" svg:height="14.983cm" svg:x="0cm" svg:y="3.813cm">
          <draw:image xlink:href="Pictures/1000020100000500000002AD7C583749CEE2F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6:45:53.602929183</meta:creation-date>
    <meta:editing-duration>PT1M6S</meta:editing-duration>
    <meta:editing-cycles>2</meta:editing-cycles>
    <meta:generator>LibreOffice/5.1.6.2$Linux_X86_64 LibreOffice_project/10m0$Build-2</meta:generator>
    <dc:date>2020-05-28T16:46:59.034187501</dc:date>
    <meta:document-statistic meta:object-count="85"/>
  </office:meta>
</office:document-meta>
</file>